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size="8pt" style:font-size-asian="8pt" style:font-size-complex="8pt"/>
    </style:style>
    <style:style style:name="P2" style:family="paragraph" style:parent-style-name="Standard">
      <style:paragraph-properties fo:text-align="justify" style:justify-single-word="false"/>
    </style:style>
    <style:style style:name="P3" style:family="paragraph" style:parent-style-name="Standard">
      <style:text-properties fo:font-size="14pt" style:font-size-asian="14pt" style:font-size-complex="14pt"/>
    </style:style>
    <style:style style:name="P4" style:family="paragraph" style:parent-style-name="Standard">
      <style:text-properties fo:color="#00cc33" loext:opacity="100%" fo:font-size="14pt" fo:font-weight="bold" style:font-size-asian="14pt" style:font-weight-asian="bold" style:font-size-complex="14pt" style:font-weight-complex="bold"/>
    </style:style>
    <style:style style:name="P5" style:family="paragraph" style:parent-style-name="Standard">
      <style:text-properties fo:font-size="11pt" style:font-size-asian="11pt" style:font-size-complex="11pt"/>
    </style:style>
    <style:style style:name="P6" style:family="paragraph" style:parent-style-name="Standard">
      <style:text-properties fo:font-size="11pt" officeooo:paragraph-rsid="001e0e31" style:font-size-asian="11pt" style:font-size-complex="11pt"/>
    </style:style>
    <style:style style:name="P7" style:family="paragraph" style:parent-style-name="Standard">
      <style:paragraph-properties fo:text-align="start" style:justify-single-word="false"/>
      <style:text-properties fo:font-size="11pt" style:font-size-asian="11pt" style:font-size-complex="11pt"/>
    </style:style>
    <style:style style:name="P8" style:family="paragraph" style:parent-style-name="Standard">
      <style:text-properties fo:font-size="11pt" fo:font-weight="bold" officeooo:rsid="001db831" officeooo:paragraph-rsid="001db831" style:font-size-asian="11pt" style:font-weight-asian="bold" style:font-size-complex="11pt" style:font-weight-complex="bold"/>
    </style:style>
    <style:style style:name="P9" style:family="paragraph" style:parent-style-name="Standard">
      <style:text-properties fo:font-size="11pt" fo:font-weight="bold" officeooo:rsid="001dc41f" officeooo:paragraph-rsid="001dc41f" style:font-size-asian="11pt" style:font-weight-asian="bold" style:font-size-complex="11pt" style:font-weight-complex="bold"/>
    </style:style>
    <style:style style:name="P10" style:family="paragraph" style:parent-style-name="Standard">
      <style:text-properties fo:font-size="11pt" fo:font-weight="bold" officeooo:rsid="001e0e31" officeooo:paragraph-rsid="001e0e31" style:font-size-asian="11pt" style:font-weight-asian="bold" style:font-size-complex="11pt" style:font-weight-complex="bold"/>
    </style:style>
    <style:style style:name="P11" style:family="paragraph" style:parent-style-name="Standard">
      <style:paragraph-properties>
        <style:tab-stops>
          <style:tab-stop style:position="3.493cm"/>
        </style:tab-stops>
      </style:paragraph-properties>
      <style:text-properties officeooo:rsid="002026d7" officeooo:paragraph-rsid="001a7e99"/>
    </style:style>
    <style:style style:name="P12" style:family="paragraph" style:parent-style-name="Standard">
      <style:paragraph-properties>
        <style:tab-stops>
          <style:tab-stop style:position="3.493cm"/>
        </style:tab-stops>
      </style:paragraph-properties>
      <style:text-properties officeooo:paragraph-rsid="001a7e99"/>
    </style:style>
    <style:style style:name="P13" style:family="paragraph" style:parent-style-name="Standard">
      <style:text-properties officeooo:paragraph-rsid="001a7e99"/>
    </style:style>
    <style:style style:name="P14" style:family="paragraph" style:parent-style-name="Standard">
      <style:text-properties officeooo:paragraph-rsid="001db831"/>
    </style:style>
    <style:style style:name="P15" style:family="paragraph" style:parent-style-name="Standard">
      <style:text-properties officeooo:paragraph-rsid="001dc41f"/>
    </style:style>
    <style:style style:name="P16" style:family="paragraph" style:parent-style-name="Standard">
      <style:text-properties officeooo:paragraph-rsid="001e0e31"/>
    </style:style>
    <style:style style:name="P17" style:family="paragraph" style:parent-style-name="Standard">
      <style:paragraph-properties fo:text-align="start" style:justify-single-word="false">
        <style:tab-stops>
          <style:tab-stop style:position="8.498cm"/>
        </style:tab-stops>
      </style:paragraph-properties>
    </style:style>
    <style:style style:name="P18" style:family="paragraph" style:parent-style-name="Standard">
      <style:paragraph-properties fo:text-align="start" style:justify-single-word="false">
        <style:tab-stops>
          <style:tab-stop style:position="8.498cm"/>
        </style:tab-stops>
      </style:paragraph-properties>
      <style:text-properties fo:font-size="9pt" fo:font-style="italic" style:font-size-asian="9pt" style:font-style-asian="italic" style:font-size-complex="9pt" style:font-style-complex="italic"/>
    </style:style>
    <style:style style:name="P19" style:family="paragraph" style:parent-style-name="Standard">
      <style:paragraph-properties fo:text-align="start" style:justify-single-word="false"/>
      <style:text-properties fo:font-size="11pt" officeooo:rsid="001f67d2" officeooo:paragraph-rsid="001a7e99" style:font-size-asian="11pt" style:font-size-complex="11pt"/>
    </style:style>
    <style:style style:name="P20" style:family="paragraph" style:parent-style-name="Standard">
      <style:paragraph-properties fo:text-align="start" style:justify-single-word="false"/>
      <style:text-properties fo:font-size="9pt" fo:font-style="italic" style:font-size-asian="9pt" style:font-style-asian="italic" style:font-size-complex="9pt" style:font-style-complex="italic"/>
    </style:style>
    <style:style style:name="P21" style:family="paragraph" style:parent-style-name="Standard">
      <style:paragraph-properties fo:text-align="start" style:justify-single-word="false">
        <style:tab-stops>
          <style:tab-stop style:position="8.493cm"/>
        </style:tab-stops>
      </style:paragraph-properties>
      <style:text-properties fo:font-size="9pt" fo:font-style="italic" officeooo:rsid="004e22f6" officeooo:paragraph-rsid="0023adc5" style:font-size-asian="9pt" style:font-style-asian="italic" style:font-size-complex="9pt" style:font-style-complex="italic"/>
    </style:style>
    <style:style style:name="P22" style:family="paragraph" style:parent-style-name="Standard">
      <style:paragraph-properties fo:text-align="start" style:justify-single-word="false">
        <style:tab-stops>
          <style:tab-stop style:position="8.493cm"/>
        </style:tab-stops>
      </style:paragraph-properties>
      <style:text-properties fo:font-size="3pt" fo:font-style="italic" officeooo:rsid="00467af5" officeooo:paragraph-rsid="0023adc5" style:font-size-asian="3pt" style:font-style-asian="italic" style:font-size-complex="3pt" style:font-style-complex="italic"/>
    </style:style>
    <style:style style:name="T1" style:family="text">
      <style:text-properties fo:font-weight="bold" style:font-weight-asian="bold" style:font-weight-complex="bold"/>
    </style:style>
    <style:style style:name="T2" style:family="text">
      <style:text-properties fo:font-size="8pt" style:font-size-asian="8pt" style:font-size-complex="8pt"/>
    </style:style>
    <style:style style:name="T3" style:family="text">
      <style:text-properties fo:font-size="11pt" style:font-size-asian="11pt" style:font-size-complex="11pt"/>
    </style:style>
    <style:style style:name="T4" style:family="text">
      <style:text-properties fo:font-size="11pt" officeooo:rsid="001bfa52" style:font-size-asian="11pt" style:font-size-complex="11pt"/>
    </style:style>
    <style:style style:name="T5" style:family="text">
      <style:text-properties fo:font-size="11pt" officeooo:rsid="001db831" style:font-size-asian="11pt" style:font-size-complex="11pt"/>
    </style:style>
    <style:style style:name="T6" style:family="text">
      <style:text-properties fo:font-size="11pt" officeooo:rsid="001dc41f" style:font-size-asian="11pt" style:font-size-complex="11pt"/>
    </style:style>
    <style:style style:name="T7" style:family="text">
      <style:text-properties fo:font-size="11pt" officeooo:rsid="001e0e31" style:font-size-asian="11pt" style:font-size-complex="11pt"/>
    </style:style>
    <style:style style:name="T8" style:family="text">
      <style:text-properties fo:font-size="11pt" fo:font-weight="bold" officeooo:rsid="001e0e31" style:font-size-asian="11pt" style:font-weight-asian="bold" style:font-size-complex="11pt" style:font-weight-complex="bold"/>
    </style:style>
    <style:style style:name="T9" style:family="text">
      <style:text-properties fo:font-size="11pt" fo:font-style="italic" style:font-size-asian="11pt" style:font-style-asian="italic" style:font-size-complex="11pt" style:font-style-complex="italic"/>
    </style:style>
    <style:style style:name="T10" style:family="text">
      <style:text-properties officeooo:rsid="001b7471"/>
    </style:style>
    <style:style style:name="T11" style:family="text">
      <style:text-properties fo:font-size="9pt" fo:font-style="italic" style:font-size-asian="9pt" style:font-style-asian="italic" style:font-size-complex="9pt" style:font-style-complex="italic"/>
    </style:style>
    <style:style style:name="T12" style:family="text">
      <style:text-properties fo:font-size="9pt" style:font-size-asian="9pt" style:font-size-complex="9pt"/>
    </style:style>
    <style:style style:name="T13" style:family="text">
      <style:text-properties fo:font-size="10pt" officeooo:rsid="002d1082" style:font-size-asian="10pt" style:font-size-complex="10pt"/>
    </style:style>
    <style:style style:name="T14" style:family="text">
      <style:text-properties fo:font-size="10pt" officeooo:rsid="0041268d" style:font-size-asian="10pt" style:font-size-complex="10pt"/>
    </style:style>
    <style:style style:name="T15" style:family="text">
      <style:text-properties fo:font-size="10pt" officeooo:rsid="0044d0e5"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linica Dentale San Pio X srl</text:p>
      <text:p text:style-name="P3">Via Montegrappa 2/A</text:p>
      <text:p text:style-name="P3">31039 Riese Pio X ( TV )</text:p>
      <text:p text:style-name="P3">P.I. 03725240281</text:p>
      <text:p text:style-name="Standard"/>
      <text:p text:style-name="Standard">Consenso informato terapia conservativa ed endodontica</text:p>
      <text:p text:style-name="P2">Informazione per il consenso al trattamento : <text:span text:style-name="T1">terapia conservativa ed endodontica</text:span></text:p>
      <text:p text:style-name="Standard"/>
      <text:p text:style-name="P11">Cognome e nome:<text:tab/><text:span text:style-name="T10">$$cognomenome$$</text:span></text:p>
      <text:p text:style-name="P12"/>
      <text:p text:style-name="P12">C.F.:<text:tab/><text:span text:style-name="T10">$$codicefiscale$$</text:span> <text:s text:c="39"/></text:p>
      <text:p text:style-name="P12"/>
      <text:p text:style-name="P12">Indirizzo:<text:tab/><text:span text:style-name="T10">$$indirizzo$$</text:span></text:p>
      <text:p text:style-name="P12"/>
      <text:p text:style-name="P13"><text:span text:style-name="T3">Nel presente modulo verranno specificati rischi,benefici ed alternative del trattamento di terapia conservative ed endodontica che viene effettuato in questa struttura . La preghiamo di leggere attentamente . Pu</text:span><text:span text:style-name="T4">ò</text:span><text:span text:style-name="T3"> richiedere copia di queste pagine in segreteria .</text:span></text:p>
      <text:p text:style-name="P5"/>
      <text:p text:style-name="P8">DESCRIZIONE DELL’INTERVENTO</text:p>
      <text:p text:style-name="P14"><text:span text:style-name="T5">R</text:span><text:span text:style-name="T3">imozione con mezzi meccanici (trapano e strumenti manuali) della carie ed eventualmente del tessuto pulpa</text:span><text:span text:style-name="T5">r</text:span><text:span text:style-name="T3">e (devitalizzazione) con successiva otturazione o ricostruzione del dente.</text:span></text:p>
      <text:p text:style-name="P5"/>
      <text:p text:style-name="P8">BENEFICI GENERICI</text:p>
      <text:p text:style-name="P14"><text:span text:style-name="T5">E</text:span><text:span text:style-name="T3">liminazione della patologia e della sintomatologia ad essa collegata (dolore, gonfiore, febbre).</text:span></text:p>
      <text:p text:style-name="P5"/>
      <text:p text:style-name="P8">BENEFICI SPECIFICI</text:p>
      <text:p text:style-name="P14"><text:span text:style-name="T5">C</text:span><text:span text:style-name="T3">onservazione dell'elemento dentale.</text:span></text:p>
      <text:p text:style-name="P5"/>
      <text:p text:style-name="P8">RISCHI</text:p>
      <text:p text:style-name="P14"><text:span text:style-name="T5">P</text:span><text:span text:style-name="T3">otranno essere legati all'uso degli strumenti meccanici: piccoli traumi delle mucose. Pu</text:span><text:span text:style-name="T5">ò</text:span><text:span text:style-name="T3"> verificarsi l'ingestione accidentale dei piccoli strumenti utilizzati.</text:span></text:p>
      <text:p text:style-name="P5"/>
      <text:p text:style-name="P9">CARATTERISTICHE DEI MATERIALI</text:p>
      <text:p text:style-name="P15"><text:span text:style-name="T6">P</text:span><text:span text:style-name="T3">er l'otturazione o la ricostruzione dei denti trattati si utilizzano materiali che possono essere provvisori quali i cementi all'ossifosfato ed all'ossido di zinco-eugenolo e come tali sono soggetti ad usurarsi in superficie od anche a staccarsi, nonch</text:span><text:span text:style-name="T6">é</text:span><text:span text:style-name="T3"> materiali definiti quale amalgama, lega composta da diversi materiali, compositi e cementi vetroionomerici, che sono diversi per natura, estetica e durata. Nella terapia endodontica vengono utilizzati cementi canalari per lo pi</text:span><text:span text:style-name="T7">ù</text:span><text:span text:style-name="T3"> in associazione con la guttaperca (gomma ) e possono essere effettuate medicazioni temporanee con prodotti specifici mentre la ricostruzione dei denti devitalizzati avviene coi materiali indicati precedentemente con l'utilizzo o meno di perni endocanalari in metallo, fibra di carbonio o fibra di vetro.</text:span></text:p>
      <text:p text:style-name="P5"/>
      <text:p text:style-name="P10">COMPLICANZE</text:p>
      <text:p text:style-name="P16"><text:span text:style-name="T8">S</text:span><text:span text:style-name="T3">i premette che l'obbiettivo di questa terapia </text:span><text:span text:style-name="T7">è</text:span><text:span text:style-name="T3"> la conservazione del dente, se possibile vitale, pertanto in particolari situazioni quali carie profonde possono persistere per periodi pi</text:span><text:span text:style-name="T7">ù</text:span><text:span text:style-name="T3"> o meno lunghi i sintomi preesistenti (sensibilit</text:span><text:span text:style-name="T7">à</text:span><text:span text:style-name="T3"> termica e dolore) od in situazioni limite possono accentuarsi dando origine a patologie pi</text:span><text:span text:style-name="T7">ù</text:span><text:span text:style-name="T3"> complesse con questa evoluzione: carie profonda - infiammazione acuta della polpa - morte del dente - ascesso con necessit</text:span><text:span text:style-name="T7">à</text:span><text:span text:style-name="T3"> pertanto di terapia endodontica. Nei denti devitalizzati </text:span><text:span text:style-name="T7">è</text:span><text:span text:style-name="T3"> possibile una percentuale di insuccesso o di recidive che richiedono il ritrattamento. E' inoltre frequente la frattura dei denti devitalizzati, causata da una eccessiva perdita di tessuto dentale sano con il rischio di dover procedere alla estrazione del dente; tutto questo si pu</text:span><text:span text:style-name="T7">ò</text:span><text:span text:style-name="T3"> prevenire con terapia protesica fissa.</text:span></text:p>
      <text:p text:style-name="P5"/>
      <text:p text:style-name="P10">ALTERNATIVE</text:p>
      <text:p text:style-name="P16"><text:span text:style-name="T7">A</text:span><text:span text:style-name="T3">lternative alla ricostruzione in bocca dell'elemento consistono nella realizzazione di intarsi (otturazioni fatte in leghe diverse o in materiali compositi o in ceramica, realizzate su modello in laboratorio e </text:span><text:soft-page-break/><text:span text:style-name="T3">successivamente cementate sull'elemento) o corone (ricopertura completa dell'elemento). Alternative alla devitalizzazione di un elemento se particolarmente compromesso </text:span><text:span text:style-name="T7">è</text:span><text:span text:style-name="T3"> l'estrazione e la sua sostituzione con un ponte o un impianto .</text:span></text:p>
      <text:p text:style-name="P6"/>
      <text:p text:style-name="P5">Firmando, il paziente dichiara di essere stato soddisfacentemente informato sul trattamento da eseguire e di non avere domande in merito</text:p>
      <text:p text:style-name="P1"/>
      <text:p text:style-name="P1"/>
      <text:p text:style-name="P19">Riese Pio X, lì $$data$$</text:p>
      <text:p text:style-name="P7"/>
      <text:p text:style-name="P20">Clinica dentale San Pio X</text:p>
      <text:p text:style-name="P20">Direttore sanitario dott. Giovanni Toniolo</text:p>
      <text:p text:style-name="P18"/>
      <text:p text:style-name="P18"/>
      <text:p text:style-name="P18"/>
      <text:p text:style-name="P17"><text:span text:style-name="T3"><text:tab/></text:span><text:span text:style-name="T12">Firma paziente</text:span><text:span text:style-name="T3"> (</text:span><text:span text:style-name="T2">o di chi ne fa le veci: madre, padre, tutore)</text:span></text:p>
      <text:p text:style-name="P21"><text:span text:style-name="T13">$$dottore$$<text:tab/></text:span><text:span text:style-name="T14">$$</text:span><text:span text:style-name="T15">delegato</text:span><text:span text:style-name="T14">$$</text:span></text:p>
      <text:p text:style-name="P22"><text:span text:style-name="T1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it" fo:country="IT"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giovanni antonello toniolo</meta:initial-creator>
    <meta:editing-duration>PT47M21S</meta:editing-duration>
    <meta:editing-cycles>13</meta:editing-cycles>
    <meta:generator>LibreOffice/7.2.4.1$Windows_X86_64 LibreOffice_project/27d75539669ac387bb498e35313b970b7fe9c4f9</meta:generator>
    <dc:date>2022-01-05T16:58:55.144000000</dc:date>
    <meta:document-statistic meta:table-count="0" meta:image-count="0" meta:object-count="0" meta:page-count="2" meta:paragraph-count="31" meta:word-count="492" meta:character-count="3578" meta:non-whitespace-character-count="3076"/>
  </office:meta>
</office:document-meta>
</file>